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00a23" officeooo:paragraph-rsid="00100a23"/>
    </style:style>
    <style:style style:name="P2" style:family="paragraph" style:parent-style-name="Standard">
      <style:text-properties officeooo:rsid="0011aa52" officeooo:paragraph-rsid="0011aa52"/>
    </style:style>
    <style:style style:name="P3" style:family="paragraph" style:parent-style-name="Standard">
      <style:text-properties officeooo:rsid="0013451d" officeooo:paragraph-rsid="001345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text:p>
      <text:p text:style-name="P2">This is a simple to do list application made in python for practice with making applications.</text:p>
      <text:p text:style-name="P2">It allows a user to add things they wish to do. The user may also mark things as done, removing them from the list (save done things as viewable?). Alternative, user may also delete an entry from the list.</text:p>
      <text:p text:style-name="P1"/>
      <text:p text:style-name="P1"/>
      <text:p text:style-name="P1">Operations:</text:p>
      <text:p text:style-name="P1">1: Add an item to the to-do list</text:p>
      <text:p text:style-name="P1">2: Remove an item from the to-do list</text:p>
      <text:p text:style-name="P1">3: Mark an item as finished from the to-do list</text:p>
      <text:p text:style-name="P1">4: Edit an item in the to-do list</text:p>
      <text:p text:style-name="P3">potential</text:p>
      <text:p text:style-name="P3">5: Keep list of completed entries to view progress and feel ni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08T14:42:06.967000000</dc:date>
    <meta:editing-duration>PT10M41S</meta:editing-duration>
    <meta:editing-cycles>3</meta:editing-cycles>
    <meta:generator>LibreOffice/7.4.3.2$Windows_X86_64 LibreOffice_project/1048a8393ae2eeec98dff31b5c133c5f1d08b890</meta:generator>
    <meta:document-statistic meta:table-count="0" meta:image-count="0" meta:object-count="0" meta:page-count="1" meta:paragraph-count="10" meta:word-count="104" meta:character-count="536" meta:non-whitespace-character-count="442"/>
  </office:meta>
</office:document-meta>
</file>